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3c723" officeooo:paragraph-rsid="0013c723"/>
    </style:style>
    <style:style style:name="P2" style:family="paragraph" style:parent-style-name="Preformatted_20_Text">
      <style:text-properties officeooo:rsid="0013c723" officeooo:paragraph-rsid="00150c53"/>
    </style:style>
    <style:style style:name="P3" style:family="paragraph" style:parent-style-name="Preformatted_20_Text">
      <style:text-properties officeooo:rsid="0013c723" officeooo:paragraph-rsid="001701f7"/>
    </style:style>
    <style:style style:name="P4" style:family="paragraph" style:parent-style-name="Preformatted_20_Text">
      <style:text-properties officeooo:rsid="0013c723" officeooo:paragraph-rsid="0017a380"/>
    </style:style>
    <style:style style:name="P5" style:family="paragraph" style:parent-style-name="Preformatted_20_Text">
      <style:text-properties officeooo:rsid="0013c723" officeooo:paragraph-rsid="00199433"/>
    </style:style>
    <style:style style:name="P6" style:family="paragraph" style:parent-style-name="Preformatted_20_Text">
      <style:text-properties officeooo:rsid="0013c723" officeooo:paragraph-rsid="001d2cf8"/>
    </style:style>
    <style:style style:name="P7" style:family="paragraph" style:parent-style-name="Preformatted_20_Text">
      <style:text-properties officeooo:rsid="0013c723" officeooo:paragraph-rsid="001da906"/>
    </style:style>
    <style:style style:name="P8" style:family="paragraph" style:parent-style-name="Preformatted_20_Text">
      <style:text-properties officeooo:rsid="0013c723" officeooo:paragraph-rsid="00201745"/>
    </style:style>
    <style:style style:name="P9" style:family="paragraph" style:parent-style-name="Preformatted_20_Text">
      <style:text-properties officeooo:rsid="001d2cf8" officeooo:paragraph-rsid="001d2cf8"/>
    </style:style>
    <style:style style:name="P10" style:family="paragraph" style:parent-style-name="Preformatted_20_Text">
      <style:text-properties officeooo:rsid="001da906" officeooo:paragraph-rsid="001da906"/>
    </style:style>
    <style:style style:name="P11" style:family="paragraph" style:parent-style-name="Preformatted_20_Text">
      <style:text-properties officeooo:rsid="001e0800" officeooo:paragraph-rsid="001e0800"/>
    </style:style>
    <style:style style:name="P12" style:family="paragraph" style:parent-style-name="Preformatted_20_Text">
      <style:text-properties officeooo:rsid="0022596f" officeooo:paragraph-rsid="0022596f"/>
    </style:style>
    <style:style style:name="P13" style:family="paragraph" style:parent-style-name="Preformatted_20_Text">
      <style:text-properties officeooo:rsid="0024ab3b" officeooo:paragraph-rsid="0024ab3b"/>
    </style:style>
    <style:style style:name="P14" style:family="paragraph" style:parent-style-name="Preformatted_20_Text">
      <style:text-properties officeooo:rsid="0024ab3b" officeooo:paragraph-rsid="00281a82"/>
    </style:style>
    <style:style style:name="P15" style:family="paragraph" style:parent-style-name="Preformatted_20_Text">
      <style:text-properties officeooo:rsid="0024ab3b" officeooo:paragraph-rsid="002b4640"/>
    </style:style>
    <style:style style:name="P16" style:family="paragraph" style:parent-style-name="Preformatted_20_Text">
      <style:text-properties officeooo:rsid="0024ab3b" officeooo:paragraph-rsid="002c02bb"/>
    </style:style>
    <style:style style:name="P17" style:family="paragraph" style:parent-style-name="Preformatted_20_Text">
      <style:text-properties officeooo:rsid="002ee237" officeooo:paragraph-rsid="002ee237"/>
    </style:style>
    <style:style style:name="P18" style:family="paragraph" style:parent-style-name="Preformatted_20_Text">
      <style:text-properties officeooo:rsid="00302865" officeooo:paragraph-rsid="00302865"/>
    </style:style>
    <style:style style:name="T1" style:family="text">
      <style:text-properties officeooo:rsid="00150c53"/>
    </style:style>
    <style:style style:name="T2" style:family="text">
      <style:text-properties officeooo:rsid="001701f7"/>
    </style:style>
    <style:style style:name="T3" style:family="text">
      <style:text-properties officeooo:rsid="00199433"/>
    </style:style>
    <style:style style:name="T4" style:family="text">
      <style:text-properties officeooo:rsid="001d2cf8"/>
    </style:style>
    <style:style style:name="T5" style:family="text">
      <style:text-properties officeooo:rsid="001da906"/>
    </style:style>
    <style:style style:name="T6" style:family="text">
      <style:text-properties officeooo:rsid="001e0800"/>
    </style:style>
    <style:style style:name="T7" style:family="text">
      <style:text-properties officeooo:rsid="001e8d99"/>
    </style:style>
    <style:style style:name="T8" style:family="text">
      <style:text-properties officeooo:rsid="0022ccc4"/>
    </style:style>
    <style:style style:name="T9" style:family="text">
      <style:text-properties officeooo:rsid="002363e1"/>
    </style:style>
    <style:style style:name="T10" style:family="text">
      <style:text-properties officeooo:rsid="002368f5"/>
    </style:style>
    <style:style style:name="T11" style:family="text">
      <style:text-properties officeooo:rsid="0025b9a6"/>
    </style:style>
    <style:style style:name="T12" style:family="text">
      <style:text-properties officeooo:rsid="00275697"/>
    </style:style>
    <style:style style:name="T13" style:family="text">
      <style:text-properties officeooo:rsid="002b4640"/>
    </style:style>
    <style:style style:name="T14" style:family="text">
      <style:text-properties officeooo:rsid="002c02bb"/>
    </style:style>
    <style:style style:name="T15" style:family="text">
      <style:text-properties officeooo:rsid="002d13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s</text:p>
      <text:p text:style-name="P1"><text:tab/><text:span text:style-name="T5">user_type_id</text:span></text:p>
      <text:p text:style-name="P6"><text:tab/><text:span text:style-name="T4">user_unique_identification</text:span></text:p>
      <text:p text:style-name="P6"><text:tab/><text:span text:style-name="T4">full_name</text:span></text:p>
      <text:p text:style-name="P6"><text:tab/><text:span text:style-name="T8">email</text:span></text:p>
      <text:p text:style-name="P6"><text:tab/><text:span text:style-name="T9">dob</text:span></text:p>
      <text:p text:style-name="P6"><text:tab/><text:span text:style-name="T15">blood_group</text:span></text:p>
      <text:p text:style-name="P6"/>
      <text:p text:style-name="P10">user_<text:span text:style-name="T10">name_</text:span>details</text:p>
      <text:p text:style-name="P1"><text:tab/><text:span text:style-name="T4">first_name</text:span></text:p>
      <text:p text:style-name="P1"><text:tab/><text:span text:style-name="T4">middle_name</text:span></text:p>
      <text:p text:style-name="P1"><text:tab/><text:span text:style-name="T4">last_name</text:span></text:p>
      <text:p text:style-name="P11">user_communication_address</text:p>
      <text:p text:style-name="P6"><text:tab/><text:span text:style-name="T5">address_line_1</text:span></text:p>
      <text:p text:style-name="P6"><text:tab/><text:span text:style-name="T5">address_line_2</text:span></text:p>
      <text:p text:style-name="P6"><text:tab/><text:span text:style-name="T5">address_line_3</text:span></text:p>
      <text:p text:style-name="P8"><text:tab/><text:span text:style-name="T5">nearest_town</text:span></text:p>
      <text:p text:style-name="P6"><text:tab/><text:span text:style-name="T5">district</text:span></text:p>
      <text:p text:style-name="P7"><text:tab/><text:span text:style-name="T5">state</text:span></text:p>
      <text:p text:style-name="P7"><text:tab/><text:span text:style-name="T5">pin</text:span></text:p>
      <text:p text:style-name="P7"><text:tab/><text:span text:style-name="T5">country</text:span></text:p>
      <text:p text:style-name="P10"><text:span text:style-name="T6">user_</text:span>permanent_<text:span text:style-name="T7">a</text:span>ddress</text:p>
      <text:p text:style-name="P7"><text:tab/><text:span text:style-name="T5">address_line_1</text:span></text:p>
      <text:p text:style-name="P7"><text:tab/><text:span text:style-name="T5">address_line_2</text:span></text:p>
      <text:p text:style-name="P7"><text:tab/><text:span text:style-name="T5">address_line_3</text:span></text:p>
      <text:p text:style-name="P7"><text:tab/><text:span text:style-name="T5">nearest_town</text:span></text:p>
      <text:p text:style-name="P7"><text:tab/><text:span text:style-name="T5">district</text:span></text:p>
      <text:p text:style-name="P7"><text:tab/><text:span text:style-name="T5">state</text:span></text:p>
      <text:p text:style-name="P7"><text:tab/><text:span text:style-name="T5">pin</text:span></text:p>
      <text:p text:style-name="P7"><text:tab/><text:span text:style-name="T5">country</text:span></text:p>
      <text:p text:style-name="P12">user_phone_numbers</text:p>
      <text:p text:style-name="P12"><text:tab/>mobile_1</text:p>
      <text:p text:style-name="P12"><text:tab/>mobile_2</text:p>
      <text:p text:style-name="P12"><text:tab/>father_mobile</text:p>
      <text:p text:style-name="P12"><text:tab/>mother_mobile</text:p>
      <text:p text:style-name="P12"><text:tab/><text:span text:style-name="T8">father_email</text:span></text:p>
      <text:p text:style-name="P12"><text:tab/><text:span text:style-name="T8">mother_email</text:span></text:p>
      <text:p text:style-name="P9">user_types</text:p>
      <text:p text:style-name="P1"><text:tab/>applicants<text:tab/>-<text:tab/>those who would like to apply</text:p>
      <text:p text:style-name="P1"><text:tab/><text:tab/><text:tab/><text:tab/>how to identify(KEAMID ..?)</text:p>
      <text:p text:style-name="P1"><text:tab/><text:tab/><text:tab/><text:tab/><text:span text:style-name="T3">captcha</text:span></text:p>
      <text:p text:style-name="P1"><text:tab/><text:tab/><text:tab/><text:tab/><text:span text:style-name="T3">email verification</text:span></text:p>
      <text:p text:style-name="P1"/>
      <text:p text:style-name="P1"><text:tab/>candidates<text:tab/>-<text:tab/>potential students</text:p>
      <text:p text:style-name="P1"><text:tab/><text:tab/><text:tab/><text:tab/>how to identify(KEAMID ..?)</text:p>
      <text:p text:style-name="P5"><text:tab/><text:tab/><text:tab/><text:tab/><text:span text:style-name="T3">captcha</text:span></text:p>
      <text:p text:style-name="P5"><text:tab/><text:tab/><text:tab/><text:tab/><text:span text:style-name="T3">email verification</text:span></text:p>
      <text:p text:style-name="P5"><text:tab/>students<text:tab/>-<text:tab/>admission_number</text:p>
      <text:p text:style-name="P1"><text:tab/></text:p>
      <text:p text:style-name="P1"><text:tab/><text:span text:style-name="T1">teacher<text:tab/>-<text:tab/>pf / temp_id</text:span></text:p>
      <text:p text:style-name="P1"/>
      <text:p text:style-name="P1"><text:tab/><text:span text:style-name="T1">data_entry_operator</text:span></text:p>
      <text:p text:style-name="P1"><text:tab/><text:tab/><text:tab/>-<text:tab/><text:span text:style-name="T1">pf / temp_id</text:span></text:p>
      <text:p text:style-name="P1"><text:tab/><text:span text:style-name="T1">supervisor</text:span><text:tab/></text:p>
      <text:p text:style-name="P2"><text:tab/><text:tab/><text:tab/>-<text:tab/><text:span text:style-name="T1">pf / temp_id</text:span></text:p>
      <text:p text:style-name="P2"><text:tab/><text:span text:style-name="T1">staff_in_charge</text:span></text:p>
      <text:p text:style-name="P2"><text:tab/><text:tab/><text:tab/>-<text:tab/><text:span text:style-name="T1">pf / temp_id</text:span></text:p>
      <text:p text:style-name="P2"><text:tab/><text:span text:style-name="T2">head_of_the_department</text:span></text:p>
      <text:p text:style-name="P3"><text:tab/><text:tab/><text:tab/>-<text:tab/><text:span text:style-name="T1">pf / temp_id</text:span></text:p>
      <text:p text:style-name="P3"><text:tab/><text:span text:style-name="T2">principal</text:span></text:p>
      <text:p text:style-name="P3"><text:tab/><text:tab/><text:tab/>-<text:tab/><text:span text:style-name="T1">pf / temp_id</text:span></text:p>
      <text:p text:style-name="P3"><text:tab/><text:span text:style-name="T2">admin</text:span></text:p>
      <text:p text:style-name="P4"><text:tab/><text:tab/><text:tab/>-<text:tab/><text:span text:style-name="T1">pf / temp_id</text:span></text:p>
      <text:p text:style-name="P4"/>
      <text:p text:style-name="P4"><text:soft-page-break/></text:p>
      <text:p text:style-name="P13">students</text:p>
      <text:p text:style-name="P13"><text:tab/><text:span text:style-name="T11">batch(A/B/””)</text:span></text:p>
      <text:p text:style-name="P14"><text:tab/><text:span text:style-name="T11">class </text:span></text:p>
      <text:p text:style-name="P14"><text:span text:style-name="T11"><text:tab/> <text:s text:c="2"/>=CS5A01 =&gt; branch + [date – year_of_admission - years_missed] + class</text:span></text:p>
      <text:p text:style-name="P13"><text:tab/><text:tab/><text:span text:style-name="T12">this is recalculated only when triggered manually.</text:span></text:p>
      <text:p text:style-name="P13"><text:tab/>date_of_admission</text:p>
      <text:p text:style-name="P13"><text:tab/><text:span text:style-name="T13">years_missed</text:span></text:p>
      <text:p text:style-name="P15"><text:tab/>roll_number</text:p>
      <text:p text:style-name="P16"><text:tab/><text:span text:style-name="T14">branch_id</text:span></text:p>
      <text:p text:style-name="P16"><text:tab/><text:span text:style-name="T14">programme_id</text:span></text:p>
      <text:p text:style-name="P16"><text:tab/><text:tab/></text:p>
      <text:p text:style-name="P17">programmes</text:p>
      <text:p text:style-name="P17"><text:tab/>id</text:p>
      <text:p text:style-name="P17"><text:tab/>name</text:p>
      <text:p text:style-name="P17"><text:tab/>programme_years</text:p>
      <text:p text:style-name="P18">programme_tenure</text:p>
      <text:p text:style-name="P18"><text:tab/>id</text:p>
      <text:p text:style-name="P18"><text:tab/>start</text:p>
      <text:p text:style-name="P18"><text:tab/>end</text:p>
      <text:p text:style-name="P1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1T03:32:37.669233224</dc:date>
    <meta:editing-duration>PT45M58S</meta:editing-duration>
    <meta:editing-cycles>28</meta:editing-cycles>
    <meta:generator>LibreOffice/6.1.5.2$Linux_X86_64 LibreOffice_project/10$Build-2</meta:generator>
    <meta:document-statistic meta:table-count="0" meta:image-count="0" meta:object-count="0" meta:page-count="2" meta:paragraph-count="80" meta:word-count="134" meta:character-count="1175" meta:non-whitespace-character-count="1009"/>
  </office:meta>
</office:document-meta>
</file>